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06 01:30   |   <text:a xlink:type="simple" xlink:href="http://palinfo.habago.org/Entry?Command=Information_PrintForum&amp;iPage=17&amp;sType=FORUM#FORUM37426"><text:span text:style-name="T2">#</text:span></text:a></text:p>
      <text:p text:style-name="P2">卡韓政變<text:span text:style-name="T3">(35)</text:span>：基本的嚴肅性<text:span text:style-name="T3"> <text:line-break/><text:line-break/></text:span>陳真<text:span text:style-name="T3"><text:s/>2019. 05. 06. <text:line-break/><text:line-break/><text:line-break/></text:span>很多人說韓國瑜口才好，但在我看來卻剛好相反。聽他講話，我常免不了會為他捏一把冷汗，因為漏洞太多，概念鬆散，也許具有某種煽動性，但往往缺乏說服力，甚至連基本的辯護能力也沒有，口才太笨拙了；明明沒問題的，竟然也能被對手給製造出問題來。<text:span text:style-name="T3"> <text:line-break/><text:line-break/></text:span>人們講到口才，總以為口才好像是一種耍嘴皮，一種技巧，但口才絕非如此。在我看來，口才意味著一種哲學能力或思考能力。<text:span text:style-name="T3"> <text:line-break/><text:line-break/></text:span>劍橋有位女哲學家叫<text:span text:style-name="T3">Jane Heal</text:span>，在校時跟我八字有點不合，但她有句話卻值得一提。她說：<text:span text:style-name="T3">"</text:span>如果你沒法把話講清楚，那表示你其實也還沒想清楚。<text:span text:style-name="T3">" </text:span>在一種有關<text:span text:style-name="T3"><text:s/>"</text:span>說<text:span text:style-name="T3">" </text:span>與<text:span text:style-name="T3"><text:s/>"</text:span>想<text:span text:style-name="T3">" </text:span>的嚴謹意義上，我當然不認同<text:span text:style-name="T3">Jane Heal</text:span>這句話。但在某種通俗呈現上，這話倒也有幾分道理。<text:span text:style-name="T3"> <text:line-break/><text:line-break/></text:span>也許可以這麼說，口才的第一原則，無非就是真理的第一原則，簡單說就是：是什麼就說什麼，不是什麼就說不是什麼。<text:span text:style-name="T3"> <text:line-break/><text:line-break/></text:span>亞里斯多德有句話，在我心裏迴響千百萬遍，經常浮現我心，給我很大的安慰。他曾給<text:span text:style-name="T3"><text:s/>"</text:span>真理<text:span text:style-name="T3">" </text:span>下了這麼一個<text:span text:style-name="T3"><text:s/>"</text:span>定義<text:span text:style-name="T3">"</text:span>：<text:span text:style-name="T3"> <text:line-break/><text:line-break/>“To say of what is that it is not, or what is not that it is, is false, while to say of what is that it is, or of what is not that it is not, is true. (</text:span>把不是說成是，或把是說成不是，即為假；把是說成是，不是說成不是，即為真。<text:span text:style-name="T3">) <text:line-break/><text:line-break/></text:span>你知道，哲學像詩，語境不同，說法不同，意義也大不同。亞里斯多德這些話，自然也應以詩看待之，而不是當成某種腦殘的實證主義論調。<text:span text:style-name="T3"> <text:line-break/><text:line-break/></text:span>至於煽動式的<text:span text:style-name="T3"><text:s/>"</text:span>口才<text:span text:style-name="T3">"</text:span>，那不叫口才，它就像吹氣球，很容易一下就膨漲，但一遇到針，明明針頭微不足道，卻很容易一爆而破，連本帶利都賠上，吃上啞巴虧。最近有關自經區質詢的事就是一例，其實韓國瑜在這事情上一點問題也沒有，所有問題全在人渣黨及其尾巴黨什麼時力的，但是，韓卻因此形象大壞，而傷害台灣至深的人渣政黨卻它媽的大獲全勝，人們隨之起舞。台灣社會之淺薄反智易於操弄，實難以置信。<text:span text:style-name="T3"> <text:line-break/><text:line-break/></text:span>朱立倫講得對，這一切問題全出在人渣黨之操弄兩岸仇恨，藉以謀取私利，卻以犧牲眾人之長遠利益為代價。但人們反而把尖銳矛頭指向一個口才笨拙的改革者一時的支吾其詞，卻反而把獎牌頒給長年以來為惡不斷的一群人渣，甚至操弄一些什麼高顏值女神翻白眼之類的低級熱潮。<text:span text:style-name="T3"> <text:line-break/><text:line-break/></text:span>島內所謂政治或民主，始終缺乏一種最基本的嚴肅性，彷彿一切都只是要爽要玩要有趣哦要胡鬧要<text:span text:style-name="T3">kuso</text:span>要奶要胸要腿長要臀翹要女神男神等等之類，每天就是搞這些低級趣味。許多時候，我對於所謂同胞所謂政治，總有一種心死、無奈的絕望感與疏離感。<text:span text:style-name="T3"> <text:line-break/><text:line-break/>====================== <text:line-break/></text:span>朱立倫<text:span text:style-name="T3"><text:s/></text:span>臉書<text:span text:style-name="T3"> <text:line-break/><text:line-break/>2019.05.05. <text:line-break/><text:line-break/></text:span>時力得意，台灣失意，正是時力和太陽花車裂了台灣最需要的自經區<text:span text:style-name="T3"> <text:line-break/><text:line-break/></text:span>自由貿易經濟特區的概念也許很難在一個質詢內講完，但不能否認自經區是台灣經濟的大好機會。<text:span text:style-name="T3"> <text:line-break/><text:line-break/></text:span>自經區是稅負的鬆綁，進口到自經區的原料免稅，出口也免稅，生產的成本就可以降低，貨物的競爭力隨之上升。<text:span text:style-name="T3"> <text:line-break/><text:line-break/></text:span>自經區是資金的鬆綁，讓全世界的資金可以自由進出，招商引資就有如源頭活水，讓投資帶動成長。<text:span text:style-name="T3"> <text:line-break/><text:line-break/></text:span>自經區是人才的鬆綁，自經區開放國外白領人才的進入，也創造更多本地的就業機會。<text:span text:style-name="T3"> <text:line-break/><text:line-break/></text:span>自經區是法規的鬆綁，許多不能在現行法律下推動的行業別，可以在自經區內示範先行。<text:span text:style-name="T3"> <text:line-break/><text:line-break/></text:span>自經區是產業的鬆綁，讓醫療、教育、金融等產業能在區內推出更多創新型態的服務。<text:span text:style-name="T3"> <text:line-break/><text:line-break/></text:span>自經區如果要用簡單的幾句話說明，就是「劃定一個示範區，以優於其它非示範區的開放配套措施，來實踐具有潛力與價值，預料未來將有可觀成長，但現階段還不足以全面開放的經濟活動。」<text:span text:style-name="T3"> <text:line-break/><text:line-break/></text:span>用實例分享，就好比自駕車，國際上大家都認同是趨勢，但現階段距離全面開放，還有一些要適應的配套，就可以用特定區域的方式，逐步地跟上腳步、實現可能。<text:span text:style-name="T3"> <text:line-break/><text:line-break/></text:span>我要提醒時代力量，當年太陽花阻擋了自經區與服貨貿協議，已經讓台灣這幾年的經濟成長率嚐到苦果，如果繼續配合民進黨杯葛自經區，只會讓高度依賴自由貿易的台灣經濟，繼續被鎖在原地，動彈不得。<text:span text:style-name="T3"> <text:line-break/><text:line-break/><text:line-break/>================= <text:line-break/></text:span>韓答自經區跳針<text:span text:style-name="T3"><text:s/></text:span>朱立倫：綠營愛嘲諷怎不檢討自己<text:span text:style-name="T3"> <text:line-break/><text:line-break/>2019-05-05 <text:line-break/><text:line-break/></text:span>聯合報<text:span text:style-name="T3"><text:s/></text:span>記者賴香珊╱即時報導<text:span text:style-name="T3"> <text:line-break/><text:line-break/></text:span>前新北市長朱立倫今到南投，面對高雄市長韓國瑜日前在市議會答詢時自經區議題，不斷跳針講「發大財」引發爭議；朱以「質詢時詳做說明不容易」為韓緩頰，更反批民進黨、時力有時間嘲諷，怎不檢討自經區開放為何從<text:span text:style-name="T3">10</text:span>年前延宕至今。<text:span text:style-name="T3"> <text:line-break/><text:line-break/></text:span>朱立倫說，他擔任過<text:span text:style-name="T3">16</text:span>年的地方首長，要在質詢或總質詢中馬上詳細說明「自由經濟示範區」的確不容易，所以他相信韓市長不是不回答，而是議員要他馬上回答時，用目標「高雄發大財」簡述，就像南投縣拚觀光，其實也是南投發大財。<text:span text:style-name="T3"> <text:line-break/><text:line-break/></text:span>朱認為，其實自經區很簡單，就是開放、開放、再開放，把所有法律鬆綁，人才、資金才能進來，貨物能夠自由進出，用最低的稅賦創造最大的價值，他相信這是台灣未來要做的。<text:span text:style-name="T3"> <text:line-break/><text:line-break/></text:span>此外，針對民進黨和時代力量兩黨猛打韓對自經區的爭議，他則說，這兩黨用這樣來阻擋或嘲諷，倒不如檢討台灣為什麼<text:span text:style-name="T3">10</text:span>年前就已經要通過自經區，最後卻延宕至今，何不努力的屏除意識形態，全台拚經濟讓自經區趕快通過。<text:span text:style-name="T3"> <text:line-break/><text:line-break/></text:span>而目前國民黨<text:span text:style-name="T3">15</text:span>位縣市首長已連署，立法院黨團也已提案，朱盼綠營不要再用意識型態來阻擋自經區；南投縣長林明溱則表達認同，他提到，各首長想讓縣市發大財的目標是一樣的，細節工作則不是在議會幾分鐘就能說清楚的。<text:span text:style-name="T3"> <text:line-break/><text:line-break/></text:span>林明溱說，身為地方首長讓縣民安居樂業很重要，因此肯定韓也認為他要讓高雄發大財的目標正確，只是自經區得在法令、資金等各面向鬆綁，牽涉層面廣泛，因此需要中央逐一解套，並不是單一縣市能獨力完成的，因此他也支持自經區。<text:span text:style-name="T3"> <text:line-break/><text:line-break/>======================= <text:line-break/></text:span>出面救援韓國瑜？朱立倫臉書發文砲轟「時力得意台灣失意」<text:span text:style-name="T3"> <text:line-break/><text:line-break/>2019/05/05 <text:line-break/><text:line-break/></text:span>政治中心／綜合報導<text:span text:style-name="T3"> <text:line-break/><text:line-break/></text:span>時代力量議員黃捷因為「自經區」質詢一炮而紅，犀利問政與高顏值獲得不少人受封新一代「鄉民女神」；反觀高雄市長韓國瑜因為如跳針般頻頻回覆「發大財」一句而受到質疑，而前新北市長朱立倫在<text:span text:style-name="T3">4</text:span>日晚間發文，似乎是來個神救援。<text:span text:style-name="T3"> <text:line-break/><text:line-break/></text:span>朱立倫<text:span text:style-name="T3">4</text:span>日晚間在臉書上發文，頗具為韓國瑜抱屈的意味，認為自經區的問題要在質詢時間內詳盡地回覆有些強人所難，但它是台灣經濟發展的大好機會。<text:span text:style-name="T3"> <text:line-break/><text:line-break/></text:span>朱立倫也舉例說明，認為這好比自駕車，國際上大家都認同是趨勢，但現階段距離全面開放，還有一些要適應的配套，就可以用特定區域的方式，逐步地跟上腳步。<text:span text:style-name="T3"> <text:line-break/><text:line-break/></text:span>除了幫韓國瑜滅火外，朱立倫火力全開，砲轟黃捷這次的質詢是「時力得意、台灣失意」，痛批當年的太陽花學運抹殺了自經區與服貨貿協議，讓台灣嘗到了經濟成長低迷的惡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